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93f8" officeooo:paragraph-rsid="000c93f8"/>
    </style:style>
    <style:style style:name="P2" style:family="paragraph" style:parent-style-name="Title">
      <style:text-properties officeooo:rsid="000c93f8" officeooo:paragraph-rsid="000c9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bau shops.yml</text:p>
      <text:p text:style-name="P1">shops:</text:p>
      <text:p text:style-name="P1"><text:tab/>[name]:</text:p>
      <text:p text:style-name="P1"><text:tab/><text:tab/>title: [shoptitel]</text:p>
      <text:p text:style-name="P1"><text:tab/><text:tab/>iconitem: [itemstring icon]</text:p>
      <text:p text:style-name="P1"><text:tab/><text:tab/>offers:</text:p>
      <text:p text:style-name="P1"><text:tab/><text:tab/><text:tab/>[itemstring]:</text:p>
      <text:p text:style-name="P1"><text:tab/><text:tab/><text:tab/><text:tab/>buy: [kaufpreis]</text:p>
      <text:p text:style-name="P1"><text:tab/><text:tab/><text:tab/><text:tab/>sell: [verkaufprei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22:46:24.772481480</meta:creation-date>
    <dc:date>2015-11-14T22:48:56.160633499</dc:date>
    <meta:editing-duration>P0D</meta:editing-duration>
    <meta:editing-cycles>1</meta:editing-cycles>
    <meta:document-statistic meta:table-count="0" meta:image-count="0" meta:object-count="0" meta:page-count="1" meta:paragraph-count="9" meta:word-count="15" meta:character-count="148" meta:non-whitespace-character-count="124"/>
    <meta:generator>LibreOffice/4.2.8.2$Linux_X86_64 LibreOffice_project/420m0$Build-2</meta:generator>
  </office:meta>
</office:document-meta>
</file>